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6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3.564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solid" draw:fill-color="#ffffff"/>
      <style:paragraph-properties fo:text-align="center"/>
      <style:text-properties fo:font-size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ourier 10 Pitch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10 Pitch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5.3cm" svg:height="3.9cm" svg:x="4.7cm" svg:y="1cm">
          <draw:text-box>
            <text:p><text:span text:style-name="T1">L’inclusion mutuelle des 10 </text:span><text:span text:style-name="T1">états nécessite un tableau de </text:span><text:span text:style-name="T1">tableau de 10 x 10.</text:span></text:p>
            <text:p><text:span text:style-name="T1"/></text:p>
            <text:p><text:span text:style-name="T1">Le MSB est l’état principal et </text:span><text:span text:style-name="T1">le LSB l’état secondaire. </text:span><text:span text:style-name="T1">C’est l’état secondaire qui </text:span><text:span text:style-name="T1">change le plus facilement, en </text:span><text:span text:style-name="T1">réaction des stimulus </text:span><text:span text:style-name="T1">extérieurs.</text:span></text:p>
          </draw:text-box>
        </draw:frame>
        <draw:frame draw:style-name="gr2" draw:text-style-name="P2" draw:layer="layout" svg:width="5.1cm" svg:height="1.1cm" svg:x="1cm" svg:y="1cm">
          <draw:text-box>
            <text:p>10 États</text:p>
          </draw:text-box>
        </draw:frame>
        <draw:g xml:id="id2" draw:id="id2">
          <draw:custom-shape draw:style-name="gr3" draw:text-style-name="P4" draw:layer="layout" svg:width="1cm" svg:height="0.95cm" svg:x="10cm" svg:y="1cm">
            <text:p text:style-name="P3">0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1cm">
            <text:p text:style-name="P3">0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1cm">
            <text:p text:style-name="P3">0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1cm">
            <text:p text:style-name="P3">0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1cm">
            <text:p text:style-name="P3">0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1cm">
            <text:p text:style-name="P3">0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1cm">
            <text:p text:style-name="P3">0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1cm">
            <text:p text:style-name="P3">0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1cm">
            <text:p text:style-name="P3">0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1cm">
            <text:p text:style-name="P3">0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1.957cm">
            <text:p text:style-name="P3">1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1.957cm">
            <text:p text:style-name="P3">1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1.95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1.957cm">
            <text:p text:style-name="P3">1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1.957cm">
            <text:p text:style-name="P3">1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1.957cm">
            <text:p text:style-name="P3">1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1.957cm">
            <text:p text:style-name="P3">1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1.957cm">
            <text:p text:style-name="P3">1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1.957cm">
            <text:p text:style-name="P3">1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1.957cm">
            <text:p text:style-name="P3">1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2.901cm">
            <text:p text:style-name="P3">2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2.901cm">
            <text:p text:style-name="P3">2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2.901cm">
            <text:p text:style-name="P3">2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cm" svg:height="0.95cm" svg:x="13cm" svg:y="2.901cm">
            <text:p text:style-name="P3">2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2.9cm">
            <text:p text:style-name="P3">2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2.901cm">
            <text:p text:style-name="P3">2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2.901cm">
            <text:p text:style-name="P3">2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2.901cm">
            <text:p text:style-name="P3">2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2.901cm">
            <text:p text:style-name="P3">2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2.901cm">
            <text:p text:style-name="P3">2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3.858cm">
            <text:p text:style-name="P3">3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3.858cm">
            <text:p text:style-name="P3">3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3.858cm">
            <text:p text:style-name="P3">3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3.858cm">
            <text:p text:style-name="P3">3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3.858cm">
            <text:p text:style-name="P3">3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3.858cm">
            <text:p text:style-name="P3">3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3.858cm">
            <text:p text:style-name="P3">3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3.858cm">
            <text:p text:style-name="P3">3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3.858cm">
            <text:p text:style-name="P3">3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3.858cm">
            <text:p text:style-name="P3">3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4.8cm">
            <text:p text:style-name="P3">4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4.8cm">
            <text:p text:style-name="P3">4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4.8cm">
            <text:p text:style-name="P3">4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4.8cm">
            <text:p text:style-name="P3">4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4.8cm">
            <text:p text:style-name="P3">4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4.8cm">
            <text:p text:style-name="P3">4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4.8cm">
            <text:p text:style-name="P3">4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4.8cm">
            <text:p text:style-name="P3">4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4.8cm">
            <text:p text:style-name="P3">4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4.8cm">
            <text:p text:style-name="P3">4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5.757cm">
            <text:p text:style-name="P3">5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5.757cm">
            <text:p text:style-name="P3">5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5.757cm">
            <text:p text:style-name="P3">5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5.757cm">
            <text:p text:style-name="P3">5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5.757cm">
            <text:p text:style-name="P3">5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5.757cm">
            <text:p text:style-name="P3">5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5.757cm">
            <text:p text:style-name="P3">5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5.757cm">
            <text:p text:style-name="P3">5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5.757cm">
            <text:p text:style-name="P3">5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5.757cm">
            <text:p text:style-name="P3">5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6.701cm">
            <text:p text:style-name="P3">6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6.701cm">
            <text:p text:style-name="P3">6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6.701cm">
            <text:p text:style-name="P3">6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6.701cm">
            <text:p text:style-name="P3">6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6.701cm">
            <text:p text:style-name="P3">6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6.701cm">
            <text:p text:style-name="P3">6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6.701cm">
            <text:p text:style-name="P3">6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6.701cm">
            <text:p text:style-name="P3">6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6.701cm">
            <text:p text:style-name="P3">6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6.701cm">
            <text:p text:style-name="P3">6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7.658cm">
            <text:p text:style-name="P3">7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7.658cm">
            <text:p text:style-name="P3">7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7.658cm">
            <text:p text:style-name="P3">7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7.658cm">
            <text:p text:style-name="P3">7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7.658cm">
            <text:p text:style-name="P3">7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7.658cm">
            <text:p text:style-name="P3">7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7.65cm">
            <text:p text:style-name="P3">7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7.658cm">
            <text:p text:style-name="P3">7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7.658cm">
            <text:p text:style-name="P3">7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7.658cm">
            <text:p text:style-name="P3">7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8.602cm">
            <text:p text:style-name="P3">8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8.602cm">
            <text:p text:style-name="P3">8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8.602cm">
            <text:p text:style-name="P3">8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8.602cm">
            <text:p text:style-name="P3">8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8.602cm">
            <text:p text:style-name="P3">8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8.602cm">
            <text:p text:style-name="P3">8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8.602cm">
            <text:p text:style-name="P3">8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8.602cm">
            <text:p text:style-name="P3">8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8.602cm">
            <text:p text:style-name="P3">8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8.602cm">
            <text:p text:style-name="P3">89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0cm" svg:y="9.559cm">
            <text:p text:style-name="P3">9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1cm" svg:y="9.559cm">
            <text:p text:style-name="P3">91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2cm" svg:y="9.559cm">
            <text:p text:style-name="P3">9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3cm" svg:y="9.559cm">
            <text:p text:style-name="P3">93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4cm" svg:y="9.559cm">
            <text:p text:style-name="P3">9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5cm" svg:y="9.559cm">
            <text:p text:style-name="P3">95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6cm" svg:y="9.559cm">
            <text:p text:style-name="P3">96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7cm" svg:y="9.559cm">
            <text:p text:style-name="P3">97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8cm" svg:y="9.559cm">
            <text:p text:style-name="P3">98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cm" svg:height="0.95cm" svg:x="19cm" svg:y="9.559cm">
            <text:p text:style-name="P3">99</text:p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3.2cm" svg:height="3.009cm" svg:x="1.3cm" svg:y="5.791cm">
          <draw:text-box>
            <text:p text:style-name="P5"><text:span text:style-name="T1">En informatique, le 0 </text:span><text:span text:style-name="T1">n’est pas une valeur, </text:span><text:span text:style-name="T1">ni même une quantité. </text:span><text:span text:style-name="T1">C’est un objet. Le 0 </text:span><text:span text:style-name="T1">est donc non nul.</text:span></text:p>
          </draw:text-box>
        </draw:frame>
        <draw:connector draw:style-name="gr5" draw:text-style-name="P6" draw:layer="layout" svg:x1="7.35cm" svg:y1="4.9cm" svg:x2="10cm" svg:y2="5.754cm" draw:start-shape="id1" draw:start-glue-point="2" draw:end-shape="id2" svg:d="M7350 4900v854h2650" svg:viewBox="0 0 2651 855">
          <text:p/>
        </draw:connector>
        <draw:frame draw:style-name="gr6" draw:text-style-name="P8" draw:layer="layout" svg:width="12.1cm" svg:height="16.691cm" svg:x="1cm" svg:y="11cm">
          <draw:text-box>
            <text:p text:style-name="P7"><text:span text:style-name="T2">=&gt; </text:span><text:span text:style-name="T2">en</text:span><text:span text:style-name="T2">tr</text:span><text:span text:style-name="T2">ée</text:span></text:p>
            <text:p text:style-name="P7"><text:span text:style-name="T2"/></text:p>
            <text:p text:style-name="P7"><text:span text:style-name="T2">Si </text:span><text:span text:style-name="T2">en</text:span><text:span text:style-name="T2">tr</text:span><text:span text:style-name="T2">ée </text:span><text:span text:style-name="T2">≥ </text:span><text:span text:style-name="T2">0 </text:span><text:span text:style-name="T2">et </text:span><text:span text:style-name="T2">≤ </text:span><text:span text:style-name="T2">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bu</text:span><text:span text:style-name="T2">ts</text:span><text:span text:style-name="T2">u</text:span></text:p>
            <text:p text:style-name="P7"><text:span text:style-name="T2"><text:s/></text:span><text:span text:style-name="T2">Si </text:span><text:span text:style-name="T2">en</text:span><text:span text:style-name="T2">tr</text:span><text:span text:style-name="T2">ée </text:span><text:span text:style-name="T2">= </text:span><text:span text:style-name="T2">0</text:span></text:p>
            <text:p text:style-name="P7"><text:span text:style-name="T2"><text:s text:c="2"/></text:span><text:span text:style-name="T2">=&gt; </text:span><text:span text:style-name="T2">ét</text:span><text:span text:style-name="T2">at </text:span><text:span text:style-name="T2">se</text:span><text:span text:style-name="T2">co</text:span><text:span text:style-name="T2">nd</text:span><text:span text:style-name="T2">ai</text:span><text:span text:style-name="T2">re </text:span><text:span text:style-name="T2">= </text:span><text:span text:style-name="T2">bu</text:span><text:span text:style-name="T2">ts</text:span><text:span text:style-name="T2">u</text:span></text:p>
            <text:p text:style-name="P7"><text:span text:style-name="T2"><text:s/></text:span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= </text:span><text:span text:style-name="T2">1</text:span></text:p>
            <text:p text:style-name="P7"><text:span text:style-name="T2"><text:s text:c="2"/></text:span><text:span text:style-name="T2">=&gt; </text:span><text:span text:style-name="T2">ét</text:span><text:span text:style-name="T2">at </text:span><text:span text:style-name="T2">se</text:span><text:span text:style-name="T2">co</text:span><text:span text:style-name="T2">nd</text:span><text:span text:style-name="T2">ai</text:span><text:span text:style-name="T2">re </text:span><text:span text:style-name="T2">= </text:span><text:span text:style-name="T2">bo</text:span><text:span text:style-name="T2">sa</text:span><text:span text:style-name="T2">ts</text:span><text:span text:style-name="T2">u</text:span></text:p>
            <text:p text:style-name="P7"><text:span text:style-name="T2"><text:s/></text:span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= </text:span><text:span text:style-name="T2">2</text:span></text:p>
            <text:p text:style-name="P7"><text:span text:style-name="T2"><text:s text:c="2"/></text:span><text:span text:style-name="T2">=&gt; </text:span><text:span text:style-name="T2">ét</text:span><text:span text:style-name="T2">at </text:span><text:span text:style-name="T2">se</text:span><text:span text:style-name="T2">co</text:span><text:span text:style-name="T2">nd</text:span><text:span text:style-name="T2">ai</text:span><text:span text:style-name="T2">re </text:span><text:span text:style-name="T2">= </text:span><text:span text:style-name="T2">en</text:span><text:span text:style-name="T2">ga</text:span><text:span text:style-name="T2">gu</text:span></text:p>
            <text:p text:style-name="P7"><text:span text:style-name="T2"><text:s/>…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10 </text:span><text:span text:style-name="T2">et </text:span><text:span text:style-name="T2">≤ </text:span><text:span text:style-name="T2">1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bo</text:span><text:span text:style-name="T2">sa</text:span><text:span text:style-name="T2">ts</text:span><text:span text:style-name="T2">u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20 </text:span><text:span text:style-name="T2">et </text:span><text:span text:style-name="T2">≤ </text:span><text:span text:style-name="T2">2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en</text:span><text:span text:style-name="T2">ga</text:span><text:span text:style-name="T2">ku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30 </text:span><text:span text:style-name="T2">et </text:span><text:span text:style-name="T2">≤ </text:span><text:span text:style-name="T2">3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sh</text:span><text:span text:style-name="T2">om</text:span><text:span text:style-name="T2">on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40 </text:span><text:span text:style-name="T2">et </text:span><text:span text:style-name="T2">≤ </text:span><text:span text:style-name="T2">4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te</text:span><text:span text:style-name="T2">n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50 </text:span><text:span text:style-name="T2">et </text:span><text:span text:style-name="T2">≤ </text:span><text:span text:style-name="T2">5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ni</text:span><text:span text:style-name="T2">n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60 </text:span><text:span text:style-name="T2">et </text:span><text:span text:style-name="T2">≤ </text:span><text:span text:style-name="T2">6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sh</text:span><text:span text:style-name="T2">uk</text:span><text:span text:style-name="T2">a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70 </text:span><text:span text:style-name="T2">et </text:span><text:span text:style-name="T2">≤ </text:span><text:span text:style-name="T2">7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ch</text:span><text:span text:style-name="T2">ik</text:span><text:span text:style-name="T2">us</text:span><text:span text:style-name="T2">ho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80 </text:span><text:span text:style-name="T2">et </text:span><text:span text:style-name="T2">≤ </text:span><text:span text:style-name="T2">8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ga</text:span><text:span text:style-name="T2">ki</text:span></text:p>
            <text:p text:style-name="P7"><text:span text:style-name="T2"/></text:p>
            <text:p text:style-name="P7"><text:span text:style-name="T2">Si</text:span><text:span text:style-name="T2">no</text:span><text:span text:style-name="T2">n </text:span><text:span text:style-name="T2">si </text:span><text:span text:style-name="T2">en</text:span><text:span text:style-name="T2">tr</text:span><text:span text:style-name="T2">ée </text:span><text:span text:style-name="T2">≥ </text:span><text:span text:style-name="T2">90 </text:span><text:span text:style-name="T2">et </text:span><text:span text:style-name="T2">≤ </text:span><text:span text:style-name="T2">99</text:span></text:p>
            <text:p text:style-name="P7"><text:span text:style-name="T2"><text:s/></text:span><text:span text:style-name="T2">=&gt; </text:span><text:span text:style-name="T2">ét</text:span><text:span text:style-name="T2">at </text:span><text:span text:style-name="T2">pr</text:span><text:span text:style-name="T2">in</text:span><text:span text:style-name="T2">ci</text:span><text:span text:style-name="T2">pa</text:span><text:span text:style-name="T2">l </text:span><text:span text:style-name="T2">= </text:span><text:span text:style-name="T2">ji</text:span><text:span text:style-name="T2">ko</text:span><text:span text:style-name="T2">ku</text:span></text:p>
            <text:p text:style-name="P7"><text:span text:style-name="T2"/></text:p>
            <text:p text:style-name="P7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0:15:14.422279721</meta:creation-date>
    <dc:date>2017-11-19T11:21:18.155640624</dc:date>
    <meta:editing-duration>PT7M30S</meta:editing-duration>
    <meta:editing-cycles>3</meta:editing-cycles>
    <meta:generator>LibreOffice/5.1.6.2$Linux_X86_64 LibreOffice_project/10m0$Build-2</meta:generator>
    <meta:document-statistic meta:object-count="106"/>
  </office:meta>
</office:document-meta>
</file>